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e00707" fo:font-size="11pt" fo:language="en" fo:country="none" fo:font-weight="bold" style:font-size-asian="11pt" style:font-weight-asian="bold" style:font-size-complex="11pt" style:font-weight-complex="bold"/>
    </style:style>
    <style:style style:name="P2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e00707" fo:font-size="11pt" fo:language="en" fo:country="none" fo:font-weight="bold" style:font-size-asian="11pt" style:font-weight-asian="bold" style:font-size-complex="11pt" style:font-weight-complex="bold"/>
    </style:style>
    <style:style style:name="T1" style:family="text">
      <style:text-properties style:font-name="Calibri" fo:font-size="11pt" fo:language="en" fo:country="none" style:font-name-asian="Calibri" style:font-size-asian="11pt" style:font-name-complex="Calibri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P1 - thats exactly my name</text:p>
      <text:p text:style-name="P1">everyone stupidly insists on calling me dave though</text:p>
      <text:p text:style-name="P1">my bro</text:p>
      <text:p text:style-name="P1">hes dead</text:p>
      <text:p text:style-name="P1">unless you mean the kid version as in the guy we both saw with the pointy shades</text:p>
      <text:p text:style-name="P1">remember he grabbed my sleeping teen mom and flew away and that was the last i saw of him</text:p>
      <text:p text:style-name="P1">what when did you give him a high five</text:p>
      <text:p text:style-name="P1">why wasnt i informed of this high five that took place</text:p>
      <text:p text:style-name="P1">oh karkat you mean</text:p>
      <text:p text:style-name="P1">i dunno hes around</text:p>
      <text:p text:style-name="P1">i saw him talking to his ancestor a while ago</text:p>
      <text:p text:style-name="P1">dont think he likes him very much</text:p>
      <text:p text:style-name="P1">i doubt he actually wants to but you know how it is with ancestors</text:p>
      <text:p text:style-name="P1">ok maybe you dont since i guess youre actually an ancestor yourself</text:p>
      <text:p text:style-name="P1">or you were to some dead girl i never met but anyway\</text:p>
      <text:p text:style-name="P1">they just seem to</text:p>
      <text:p text:style-name="P1">i dont know</text:p>
      <text:p text:style-name="P1">have this inexplicable power over you</text:p>
      <text:p text:style-name="P1">i mean look at kanaya over there shes a fucking shambles about hers</text:p>
      <text:p text:style-name="P1">like it isnt even rational or anything they just represent something you measure yourself up to</text:p>
      <text:p text:style-name="P1">and even though they probably arent all theyre cracked up to be it just kind of gets in your head you know</text:p>
      <text:p text:style-name="P1">and on that day human whats his cape learned the only real treasure was a forced sense of self esteem</text:p>
      <text:p text:style-name="P1"><text:soft-page-break/>he thanked the punky sea princess for her radical wisdom and then she went away</text:p>
      <text:p text:style-name="P1">MP2 - yeah i saw it</text:p>
      <text:p text:style-name="P1">i was looking up in space doing a little monster gazing right</text:p>
      <text:p text:style-name="P1">when suddenly i thought my glasses shattered</text:p>
      <text:p text:style-name="P1">but it wasnt the shades turned out it was space itself that cracked</text:p>
      <text:p text:style-name="P1">and i listened and i heard the screams and killing and stuff</text:p>
      <text:p text:style-name="P1">havent slept well since that</text:p>
      <text:p text:style-name="P1">well i guess im sleeping alright at the moment</text:p>
      <text:p text:style-name="P1">cause im here in a bubble talking to you but yeah in general my shuteye has been boned up the protein chute</text:p>
      <text:p text:style-name="P1">keeping myself busy with awesome projects helps a bit i guess</text:p>
      <text:p text:style-name="P1">nope</text:p>
      <text:p text:style-name="P1">appreciate the offer but im just gonna hang tight and work on my ebubbles</text:p>
      <text:p text:style-name="P1">ebubbles theyre awesome</text:p>
      <text:p text:style-name="P1">its just some ridiculous shit i figured out how to do here</text:p>
      <text:p text:style-name="P1">this whole place runs on memories so ive been messing around with that </text:p>
      <text:p text:style-name="P1">turns out i dont even really need the internet for shenanigans i can just exploit the afterlife</text:p>
      <text:p text:style-name="P1">nah</text:p>
      <text:p text:style-name="P1">i mean</text:p>
      <text:p text:style-name="P1">i think i might be "supposed" to kill him anyway?</text:p>
      <text:p text:style-name="P1">thats the feeling i get like there are all these clues about that ive kinda noticed</text:p>
      <text:p text:style-name="P1">so if i am THE GUY that needs to take him down then fine ill do that if and when i get hornswoggled into some big showdown with a ridiculous green space pimp or whatever he is</text:p>
      <text:p text:style-name="P1"><text:soft-page-break/>i dont know i think im not really cut out for the whole reluctant hero shtick</text:p>
      <text:p text:style-name="P1">like the whole scene is so obvious and trite and i cant even tell if my reluctance is ironic or if im playing it straight</text:p>
      <text:p text:style-name="P1">like ill wonder if im being reluctant enough to cut it or if im actually just being reluctant to be reluctant</text:p>
      <text:p text:style-name="P1">it turns into like meta reluctance and then all i can think about is how fucking stupid the whole thing is</text:p>
      <text:p text:style-name="P1">i think im probably just too self aware for this hero bullshit so dont even waste your time on me</text:p>
      <text:p text:style-name="P1">MP3 - wait</text:p>
      <text:p text:style-name="P1">you want to "be me"?</text:p>
      <text:p text:style-name="P1">ok well without getting too deep into the issue of how absurd that request is on the very face of it</text:p>
      <text:p text:style-name="P1">its just not going to happen</text:p>
      <text:p text:style-name="P1">i mean not yet anyway not this early in your little dream bubble quest you got going on here</text:p>
      <text:p text:style-name="P1">no</text:p>
      <text:p text:style-name="P1">just</text:p>
      <text:p text:style-name="P1">look</text:p>
      <text:p text:style-name="P1">youre on a mission to gather up all your dead friends and build an army or something</text:p>
      <text:p text:style-name="P1">personally i think thats a shitty idea but you are clearly motivated to do that</text:p>
      <text:p text:style-name="P1">so why would you waste time going around "being other people" it doesnt make any fucking sense</text:p>
      <text:p text:style-name="P1">for instance you cant be anybody in this fucking sandy beach area because ostensibly youre just charging through this place looking for your friends</text:p>
      <text:p text:style-name="P1">dammit try to play the part at least somewhat</text:p>
      <text:p text:style-name="P1">maybe when you catch up with your posse you can be some of those guys</text:p>
      <text:p text:style-name="P1"><text:soft-page-break/>hell maybe you can be some of us too after the whole thing youre trying to do winds up being this huge predictable disappointment</text:p>
      <text:p text:style-name="P1">but that would have to be in a different area</text:p>
      <text:p text:style-name="P1">like a different goddamn bubble zone</text:p>
      <text:p text:style-name="P1">like someones memory of a magic fucking forest or home village or some shit</text:p>
      <text:p text:style-name="P1">i dont know just somewhere the fuck else</text:p>
      <text:p text:style-name="P1">now go away</text:p>
      <text:p text:style-name="P1">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4" meta:paragraph-count="69" meta:word-count="782" meta:character-count="3925"/>
    <meta:generator>OpenOffice/4.1.2$Win32 OpenOffice.org_project/412m3$Build-9782</meta:generator>
  </office:meta>
</office:document-meta>
</file>